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4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3"/>
  </office:automatic-styles>
  <office:body>
    <office:spreadsheet>
      <table:calculation-settings table:automatic-find-labels="false" table:null-year="1901"/>
      <table:table table:name="A - APOSTA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po de busca: </text:p>
          </table:table-cell>
          <table:table-cell office:value-type="string" calcext:value-type="string">
            <text:p>Aposta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link clicado</text:p>
          </table:table-cell>
          <table:table-cell table:style-name="ce2"/>
          <table:table-cell table:style-name="ce4" office:value-type="string" calcext:value-type="string">
            <text:p>Anunciante (só para PE)</text:p>
          </table:table-cell>
          <table:table-cell table:style-name="ce4"/>
        </table:table-row>
        <table:table-row table:style-name="ro3">
          <table:table-cell office:value-type="string" calcext:value-type="string">
            <text:p>ID</text:p>
          </table:table-cell>
          <table:table-cell table:style-name="ce2" office:value-type="string" calcext:value-type="string">
            <text:p>Website selecionado (Link clicado no resultado de busca – aleatório)</text:p>
          </table:table-cell>
          <table:table-cell table:style-name="ce2" office:value-type="string" calcext:value-type="string">
            <text:p>Link selecionado no website (aleatório)</text:p>
          </table:table-cell>
          <table:table-cell table:style-name="ce2" office:value-type="string" calcext:value-type="string">
            <text:p>Tipo de popup</text:p>
          </table:table-cell>
          <table:table-cell table:style-name="ce4" office:value-type="string" calcext:value-type="string">
            <text:p>Setor</text:p>
          </table:table-cell>
          <table:table-cell table:style-name="ce4" office:value-type="string" calcext:value-type="string">
            <text:p>Empre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.5499399395465" calcext:value-type="float">
            <text:p>26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.0356435743636" calcext:value-type="float">
            <text:p>25</text:p>
          </table:table-cell>
          <table:table-cell office:value-type="string" calcext:value-type="string">
            <text:p>P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.3059127281662" calcext:value-type="float">
            <text:p>44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.3919692115679" calcext:value-type="float">
            <text:p>23</text:p>
          </table:table-cell>
          <table:table-cell office:value-type="string" calcext:value-type="string">
            <text:p>P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61609187947428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.1977684940962" calcext:value-type="float">
            <text:p>1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viação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.8481373501026" calcext:value-type="float">
            <text:p>40</text:p>
          </table:table-cell>
          <table:table-cell office:value-type="string" calcext:value-type="string">
            <text:p>P 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.86685946987327" calcext:value-type="float">
            <text:p>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arejo on line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.4658533816197" calcext:value-type="float">
            <text:p>2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.1726057515607" calcext:value-type="float">
            <text:p>28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table:number-columns-repeated="2"/>
          <table:table-cell table:number-columns-repeated="3"/>
        </table:table-row>
        <table:table-row table:style-name="ro1" table:number-rows-repeated="18">
          <table:table-cell/>
          <table:table-cell table:style-name="ce3" table:number-columns-repeated="2"/>
          <table:table-cell table:number-columns-repeated="3"/>
        </table:table-row>
        <table:table-row table:style-name="ro1" table:number-rows-repeated="49">
          <table:table-cell/>
          <table:table-cell table:style-name="ce3"/>
          <table:table-cell table:number-columns-repeated="4"/>
        </table:table-row>
        <table:table-row table:style-name="ro1" table:number-rows-repeated="10483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CRICAO" table:style-name="ta1">
        <table:table-column table:style-name="co2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scrição deste arquiv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nilhas organizadas por tipo de chave de busca ini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 – 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 - <text:s/>regular p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– porn bizarra (violência, fora de idade, bestialismo, <text:s/>trans etc.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– Extremismo politico e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ÃO DEU PARA FAZER POR COISAS MUITO ESPECIFIC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EXEMPLO SITES BREGA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QUE SÓ SE APLICARIA A UM SETOR ESPECIFICO E NÃO DARIA DADOS SUFICIENTES, ALÉM DO QUE VIRARIA UM ESTUDO SETORIAL, O QUE VAI CONTRA ESTE ESTUDO QUE É EXPLORATÓRI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po de pop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 nenh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= pornog (inclui os vários tipos 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 = produtos sexuais (viagra e serviços relacionados como acomp etc..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 = jogos on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=publicidade envergon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 = extremis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=outras</text:p>
          </table:table-cell>
          <table:table-cell table:number-columns-repeated="5"/>
        </table:table-row>
      </table:table>
      <table:table table:name="GERADOR ALEAT" table:style-name="ta1">
        <table:table-column table:style-name="co2" table:number-columns-repeated="2" table:default-cell-style-name="ce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eradores de números aleatório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1-5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2.1965556804475" calcext:value-type="float">
            <text:p>3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1.426476782634" calcext:value-type="float">
            <text:p>3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1.7236132244314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8.28449986497185" calcext:value-type="float">
            <text:p>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35.5124439891571" calcext:value-type="float">
            <text:p>36</text:p>
          </table:table-cell>
          <table:table-cell table:number-columns-repeated="2"/>
          <table:table-cell office:value-type="string" calcext:value-type="string">
            <text:p>Para gerar os número aleatórios para a visitação de links, </text:p>
          </table:table-cell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44.3970844768612" calcext:value-type="float">
            <text:p>44</text:p>
          </table:table-cell>
          <table:table-cell table:number-columns-repeated="2"/>
          <table:table-cell office:value-type="string" calcext:value-type="string">
            <text:p>copiar o valor da coluna correspondente e colar na planilha onde será usado com formato de número, sem fórmula, para não ficar trocando os números a cada enter na planilha.</text:p>
          </table:table-cell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8.9645240944006" calcext:value-type="float">
            <text:p>2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9.3817233725547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9.4394864257217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45.1729615646195" calcext:value-type="float">
            <text:p>4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14.4087940609435" calcext:value-type="float">
            <text:p>1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12.5576054615789" calcext:value-type="float">
            <text:p>1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0.0035073006912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34.5259210841919" calcext:value-type="float">
            <text:p>3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3.9834271246932" calcext:value-type="float">
            <text:p>2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8.1601123177846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16.8288362150933" calcext:value-type="float">
            <text:p>1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.6704372947105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0.5145863528532" calcext:value-type="float">
            <text:p>2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26.3612296332687" calcext:value-type="float">
            <text:p>2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0.235161779145334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27.905702482474" calcext:value-type="float">
            <text:p>2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49.301516535695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36.5229895552671" calcext:value-type="float">
            <text:p>3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43.2111291672088" calcext:value-type="float">
            <text:p>4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4.1384968649606" calcext:value-type="float">
            <text:p>1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47.7765229477472" calcext:value-type="float">
            <text:p>4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44.8711961303892" calcext:value-type="float">
            <text:p>4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3.3871596268336" calcext:value-type="float">
            <text:p>2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.19442226069421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27.9644974169029" calcext:value-type="float">
            <text:p>2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24.6085933120877" calcext:value-type="float">
            <text:p>2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29.6592943741269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32.4783262932317" calcext:value-type="float">
            <text:p>3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7.8480135171631" calcext:value-type="float">
            <text:p>4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48.8176506390651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2.8157901219799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1.33862273247989" calcext:value-type="float">
            <text:p>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3.7682448019122" calcext:value-type="float">
            <text:p>4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38.3612177928264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1.37957745975745" calcext:value-type="float">
            <text:p>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21.7132776586097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6.6201004039673" calcext:value-type="float">
            <text:p>3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41.1923824004378" calcext:value-type="float">
            <text:p>4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20.3591147487321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23.5472173631461" calcext:value-type="float">
            <text:p>2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28.778480883695" calcext:value-type="float">
            <text:p>2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43.900331479382" calcext:value-type="float">
            <text:p>4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21.5823760198255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1.11736207957446" calcext:value-type="float">
            <text:p>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8.2515147656833" calcext:value-type="float">
            <text:p>1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13.0515221476408" calcext:value-type="float">
            <text:p>1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2.2351623306126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22.3592297163516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30.5811862697988" calcext:value-type="float">
            <text:p>3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6.4727582302055" calcext:value-type="float">
            <text:p>2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0" calcext:value-type="float">
            <text:p>30</text:p>
          </table:table-cell>
          <table:table-cell table:formula="of:=50*RAND()" office:value-type="float" office:value="49.103822786285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33.9540766876257" calcext:value-type="float">
            <text:p>3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4.27307956226043" calcext:value-type="float">
            <text:p>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20.4276156154223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23.69046426563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26.7750440545835" calcext:value-type="float">
            <text:p>2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45.0072664752172" calcext:value-type="float">
            <text:p>4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6.85635099101332" calcext:value-type="float">
            <text:p>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23.311521047205" calcext:value-type="float">
            <text:p>2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.6493383334609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40.251491670019" calcext:value-type="float">
            <text:p>4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40.7640671209452" calcext:value-type="float">
            <text:p>4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4.7393191512517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10.5428294440483" calcext:value-type="float">
            <text:p>1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23.0352252544549" calcext:value-type="float">
            <text:p>2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1.7061091524887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43.2589730522235" calcext:value-type="float">
            <text:p>4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37.520563905359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5.0966005212309" calcext:value-type="float">
            <text:p>2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3.2108191582384" calcext:value-type="float">
            <text:p>4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41.9807326907704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7.59187740324196" calcext:value-type="float">
            <text:p>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11.1861653217814" calcext:value-type="float">
            <text:p>1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0.0521442799133293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46.1941024483327" calcext:value-type="float">
            <text:p>4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9.3956371751945" calcext:value-type="float">
            <text:p>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0.0419973202288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39.7561786753822" calcext:value-type="float">
            <text:p>4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5.51343903311655" calcext:value-type="float">
            <text:p>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7.18929128404735" calcext:value-type="float">
            <text:p>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8.4823222394515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47.015343111386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34.3350101466886" calcext:value-type="float">
            <text:p>3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34.8323533403899" calcext:value-type="float">
            <text:p>3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8.8022802452318" calcext:value-type="float">
            <text:p>3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36.1818910056611" calcext:value-type="float">
            <text:p>3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30.2554072190455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43.0581179299986" calcext:value-type="float">
            <text:p>4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20.2379344665342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19.444174004773" calcext:value-type="float">
            <text:p>1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15.1279320061617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29.8762367326135" calcext:value-type="float">
            <text:p>3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41.79472541482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0.7259517998954" calcext:value-type="float">
            <text:p>41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43.0450836896524" calcext:value-type="float">
            <text:p>4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37.2932071964531" calcext:value-type="float">
            <text:p>3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46.0326971111494" calcext:value-type="float">
            <text:p>4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7.8449727105543" calcext:value-type="float">
            <text:p>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0.464449919477193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2.9299826844020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26.7751095181473" calcext:value-type="float">
            <text:p>2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49.331972679321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3.9744710236103" calcext:value-type="float">
            <text:p>4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45.6359910314603" calcext:value-type="float">
            <text:p>4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17.3359107627556" calcext:value-type="float">
            <text:p>1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8.484921409601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47.0620076518" calcext:value-type="float">
            <text:p>4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16.4950049022474" calcext:value-type="float">
            <text:p>16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17.064810621934" calcext:value-type="float">
            <text:p>17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13.1238902326192" calcext:value-type="float">
            <text:p>13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18.8626329880593" calcext:value-type="float">
            <text:p>19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25.0430270099858" calcext:value-type="float">
            <text:p>25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13.9612746407483" calcext:value-type="float">
            <text:p>14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42.322802243589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ROUND(30*RAND();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ROUND(30*RAND();0)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10484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0:07:08.249786875</meta:creation-date>
    <dc:date>2011-12-15T20:56:55.427710677</dc:date>
    <meta:editing-duration>PT27M51S</meta:editing-duration>
    <meta:editing-cycles>7</meta:editing-cycles>
    <meta:generator>LibreOffice/5.1.6.2$Linux_X86_64 LibreOffice_project/10m0$Build-2</meta:generator>
    <meta:document-statistic meta:table-count="3" meta:cell-count="472" meta:object-count="0"/>
  </office:meta>
</office:document-meta>
</file>